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rinda" svg:font-family="Vrind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rinda"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Vrinda"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Vrinda"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 The Beginning</text:p>
      <text:p text:style-name="P1"/>
      <text:p text:style-name="P2"/>
      <text:p text:style-name="P2"><text:tab/>He wasn't sure<text:span text:style-name="T1"> how he had gotten there. He just was. Next to him was a girl lying face down in the grass. His back was sore and his head throbbed. He couldn't remember anything. All he knew was that he was in the middle of nowhere lying on the ground and feeling completely useless. </text:span></text:p>
      <text:p text:style-name="P3"><text:tab/>He prodded the girl with his finger to see if she was still alive. She moaned. He prodded her again. This time she scowled pushed him away. </text:p>
      <text:p text:style-name="P3"><text:tab/>“Hello?” he whispered into her ear, “Hello? Anyone home?”</text:p>
      <text:p text:style-name="P3"><text:tab/>The girl moaned.</text:p>
      <text:p text:style-name="P3"><text:tab/>She didn't sound the happiest.</text:p>
      <text:p text:style-name="P3"><text:tab/>He decided it would be best if he let her be. She looked like she was in pain but he wasn't the expert in these things. </text:p>
      <text:p text:style-name="P2"><text:tab/><text:span text:style-name="T1">He painfully rolled over on his back to look at the sky. The horizon was lined with puffy gray clouds as the twin suns glared down at him. </text:span></text:p>
      <text:p text:style-name="P3"><text:tab/>“Wait,” he thought, “Two suns! That isn't right! I must be hallucinating!”</text:p>
      <text:p text:style-name="P3"><text:tab/>He wasn't.</text:p>
      <text:p text:style-name="P3"><text:tab/>No matter how hard he tried to believe that there was only one sun the twin suns remained. Two suns was one to many he decided. </text:p>
      <text:p text:style-name="P3"><text:tab/>“To much light,” he thought.</text:p>
      <text:p text:style-name="P3"><text:tab/>He turned over on his back and put his head in the crook of his elbow.</text:p>
      <text:p text:style-name="P3"><text:tab/>“To much light,” he thought again. </text:p>
      <text:p text:style-name="P3"><text:tab/>He sealed his eyes tight shut to avoid the bright suns. His headed pounded in pain. Too bright. Too bright. TOO BRIGHT! His head screamed at him. </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rinda" svg:font-family="Vrind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4T07:43:03.03</meta:creation-date>
    <meta:editing-duration>P1DT3H22M19S</meta:editing-duration>
    <meta:editing-cycles>2</meta:editing-cycles>
    <meta:generator>OpenOffice.org/3.3$Win32 OpenOffice.org_project/330m20$Build-9567</meta:generator>
    <meta:initial-creator>Isadora White</meta:initial-creator>
    <meta:document-statistic meta:table-count="0" meta:image-count="0" meta:object-count="0" meta:page-count="1" meta:paragraph-count="16" meta:word-count="257" meta:character-count="1315"/>
    <dc:date>2013-04-25T20:13:52</dc:date>
    <dc:creator>Isadora White</dc:creator>
  </office:meta>
</office:document-meta>
</file>